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1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justify"/>
    </style:style>
    <style:style style:name="P3" style:parent-style-name="Textbody" style:family="paragraph">
      <style:paragraph-properties fo:text-align="justify"/>
    </style:style>
    <style:style style:name="P4" style:parent-style-name="Textbody" style:family="paragraph">
      <style:paragraph-properties fo:text-align="justify"/>
    </style:style>
    <style:style style:name="P5" style:parent-style-name="Textbody" style:family="paragraph">
      <style:paragraph-properties fo:text-align="justify"/>
    </style:style>
    <style:style style:name="P6" style:parent-style-name="Textbody" style:family="paragraph">
      <style:paragraph-properties fo:text-align="justify"/>
    </style:style>
    <style:style style:name="T7" style:parent-style-name="Fuentedepárrafopredeter." style:family="text">
      <style:text-properties fo:font-weight="bold" style:font-weight-asian="bold" fo:font-size="15pt" style:font-size-asian="15pt"/>
    </style:style>
    <style:style style:name="T8" style:parent-style-name="Fuentedepárrafopredeter." style:family="text">
      <style:text-properties fo:font-weight="bold" style:font-weight-asian="bold" fo:font-size="14pt" style:font-size-asian="14pt"/>
    </style:style>
    <style:style style:name="T9" style:parent-style-name="Fuentedepárrafopredeter." style:family="text">
      <style:text-properties fo:font-weight="bold" style:font-weight-asian="bold" fo:font-size="15pt" style:font-size-asian="15pt"/>
    </style:style>
    <style:style style:name="P10" style:parent-style-name="Textbody" style:family="paragraph">
      <style:paragraph-properties fo:text-align="justify"/>
    </style:style>
  </office:automatic-styles>
  <office:body>
    <office:text text:use-soft-page-breaks="true">
      <text:h text:style-name="P1" text:outline-level="1">Estándares de codificación</text:h>
      <text:h text:style-name="Título2" text:outline-level="2">Normas de codificación</text:h>
      <text:h text:style-name="Título3" text:outline-level="3">Generales</text:h>
      <text:p text:style-name="P2">Todo el código para el desarrollo de este software se realizará en lenguaje java, utilizando este mismo lenguaje como<text:s/>entorno<text:s/>gráfico. Se utilizarán las clases jFrame como ventana principal y como ventanas secundarias jDialog.</text:p>
      <text:h text:style-name="Título3" text:outline-level="3">Nombrar variable<text:s/>y clases</text:h>
      <text:p text:style-name="P3">El estilo utilizado para nombrar las variables<text:s/>y clases es<text:s/>el CamelCase en su tipo UpperCamelCase, donde la primera letra de cada una de las palabras es mayúscula.</text:p>
      <text:h text:style-name="Título3" text:outline-level="3">Sangría</text:h>
      <text:p text:style-name="P4">Todo el código desarrollado tendrá una Sangría de 8 espacios. Esta Sangría es la utilizada en el kernel de linux.</text:p>
      <text:h text:style-name="Título3" text:outline-level="3">Comentarios</text:h>
      <text:p text:style-name="P5">Los comentarios se realizarán de la siguiente forma:</text:p>
      <text:p text:style-name="Textbody">/**</text:p>
      <text:p text:style-name="Textbody"><text:s text:c="5"/>* nombre_funcion:</text:p>
      <text:p text:style-name="Textbody"><text:s text:c="5"/>* @par1: <text:s/>descripción del parámetro 1</text:p>
      <text:p text:style-name="Textbody"><text:s text:c="5"/>* @par2: <text:s/>descripción del parámetro 2</text:p>
      <text:p text:style-name="Textbody"><text:s text:c="5"/>*</text:p>
      <text:p text:style-name="Textbody"><text:s text:c="5"/>* Descripción de la función. <text:s/>Puede incluir referencias a los parámetros</text:p>
      <text:p text:style-name="Textbody"><text:s text:c="5"/>* como @par1 y su fuente será ajustada correctamente en la salida.</text:p>
      <text:p text:style-name="Textbody"><text:s text:c="5"/>* Las constantes pueden<text:s/>ser referidas como %constante</text:p>
      <text:p text:style-name="Textbody"><text:s text:c="5"/>*</text:p>
      <text:p text:style-name="Textbody"><text:s text:c="5"/>* valor de retorno: un entero y su descripción</text:p>
      <text:p text:style-name="Textbody"><text:s text:c="5"/>*/</text:p>
      <text:h text:style-name="Título3" text:outline-level="3">Espacios</text:h>
      <text:p text:style-name="P6">Es muy importante que a la hora de escribir código, se dejen los espacios de separación entre los elementos para poder leer con soltura. Para<text:s/>separar secciones de código se utilizara un renglón vacío Un buen ejemplo sería el siguiente:</text:p>
      <text:p text:style-name="Textbody"/>
      <text:p text:style-name="Textbody"><text:s text:c="7"/>// Creamos el usuario con los datos obtenidos</text:p>
      <text:soft-page-break/>
      <text:p text:style-name="Textbody"><text:s text:c="7"/>usuario = g_new(TipoEspacioUsuario, 1);</text:p>
      <text:p text:style-name="Textbody"/>
      <text:p text:style-name="Textbody"><text:s text:c="7"/>usuario-&gt;nombre = g_string_new ("Ficheros de sistema");</text:p>
      <text:p text:style-name="Textbody"><text:s text:c="7"/>usuario-&gt;particion = g_string_new (cadena_aux);</text:p>
      <text:p text:style-name="Textbody"><text:s text:c="7"/>usuario-&gt;espacio = espacio_acumulado;</text:p>
      <text:p text:style-name="Textbody"/>
      <text:p text:style-name="Textbody"><text:s text:c="7"/>lista_part = g_list_append (lista_part, usuario);</text:p>
      <text:p text:style-name="Textbody"/>
      <text:p text:style-name="Textbody"><text:span text:style-name="T7">Nombre de<text:s/></text:span><text:span text:style-name="T8">interfaces</text:span><text:span text:style-name="T9"><text:s/></text:span></text:p>
      <text:p text:style-name="P10">Para llamar a cada una de<text:s/>las interfaces y sus elementos, se les deberá colocar una pequeña abreviación de 3 letras en minúsculas antes de utilizar el CamelCase en su tipo UpperCamelCas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7" style:display-name="Título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Título8" style:display-name="Título 8" style:family="paragraph" style:parent-style-name="Heading" style:next-style-name="Textbody" style:default-outline-level="8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9" style:display-name="Título 9" style:family="paragraph" style:parent-style-name="Heading" style:next-style-name="Textbody" style:default-outline-level="9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Ivan Bustamante</dc:creator>
    <meta:creation-date>2021-10-28T12:26:00Z</meta:creation-date>
    <dc:date>2021-10-29T03:46:00Z</dc:date>
    <meta:template xlink:href="Normal" xlink:type="simple"/>
    <meta:editing-cycles>2</meta:editing-cycles>
    <meta:editing-duration>PT900S</meta:editing-duration>
    <meta:document-statistic meta:page-count="2" meta:paragraph-count="3" meta:word-count="282" meta:character-count="1836" meta:row-count="12" meta:non-whitespace-character-count="1557"/>
  </office:meta>
</office:document-meta>
</file>